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4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52cm"/>
    </style:style>
    <style:style style:name="co5" style:family="table-column">
      <style:table-column-properties fo:break-before="auto" style:column-width="0.714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873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1.681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4.322cm"/>
    </style:style>
    <style:style style:name="co13" style:family="table-column">
      <style:table-column-properties fo:break-before="auto" style:column-width="5.965cm"/>
    </style:style>
    <style:style style:name="co14" style:family="table-column">
      <style:table-column-properties fo:break-before="auto" style:column-width="0.423cm"/>
    </style:style>
    <style:style style:name="co15" style:family="table-column">
      <style:table-column-properties fo:break-before="auto" style:column-width="3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 table:null-year="1970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count[0]</text:p>
          </table:table-cell>
          <table:table-cell table:style-name="Default" office:value-type="string" calcext:value-type="string">
            <text:p>count[1]</text:p>
          </table:table-cell>
          <table:table-cell office:value-type="string" calcext:value-type="string">
            <text:p>count[2]</text:p>
          </table:table-cell>
          <table:table-cell office:value-type="string" calcext:value-type="string">
            <text:p>read@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5d000</text:p>
          </table:table-cell>
          <table:table-cell/>
          <table:table-cell table:formula="of:=HEX2DEC([.A2])" office:value-type="float" office:value="0" calcext:value-type="float">
            <text:p>0</text:p>
          </table:table-cell>
          <table:table-cell table:formula="of:=HEX2DEC([.B2])" office:value-type="float" office:value="11" calcext:value-type="float">
            <text:p>11</text:p>
          </table:table-cell>
          <table:table-cell table:formula="of:=HEX2DEC([.C2])" office:value-type="float" office:value="139" calcext:value-type="float">
            <text:p>139</text:p>
          </table:table-cell>
          <table:table-cell table:formula="of:=HEX2DEC([.D2])" office:value-type="float" office:value="380928" calcext:value-type="float">
            <text:p>380928</text:p>
          </table:table-cell>
          <table:table-cell/>
          <table:table-cell table:formula="of:=([.G2]*[.H2])*([.G2]*[.H2])*32" office:value-type="float" office:value="74810912" calcext:value-type="float">
            <text:p>74810912</text:p>
          </table:table-cell>
          <table:table-cell/>
          <table:table-cell table:formula="of:=[.G2]*[.H2]" office:value-type="float" office:value="1529" calcext:value-type="float">
            <text:p>1529</text:p>
          </table:table-cell>
          <table:table-cell table:formula="of:=[.M2]*[.M2]" office:value-type="float" office:value="2337841" calcext:value-type="float">
            <text:p>2337841</text:p>
          </table:table-cell>
          <table:table-cell table:formula="of:=[.N2]/[.I2]" office:value-type="float" office:value="6.13722540742608" calcext:value-type="float">
            <text:p>6.13722540742608</text:p>
          </table:table-cell>
          <table:table-cell table:formula="of:=POWER(2;[.H2])" office:value-type="float" office:value="6.96898287454082E+041" calcext:value-type="float">
            <text:p>6.96898287454082E+041</text:p>
          </table:table-cell>
          <table:table-cell/>
          <table:table-cell table:formula="of:=&quot;a+b*&quot;&amp;[.G2]&amp;&quot;+c*&quot;&amp;[.H2]&amp;&quot;+d*&quot;&amp;[.G2]&amp;&quot;*&quot;&amp;[.H2]&amp;&quot;=&quot;&amp;[.K2]&amp;&quot;,&quot;" office:value-type="string" office:string-value="a+b*11+c*139+d*11*139=74810912," calcext:value-type="string">
            <text:p>a+b*11+c*139+d*11*139=74810912,</text:p>
          </table:table-cell>
          <table:table-cell office:value-type="string" calcext:value-type="string">
            <text:p><text:s/></text:p>
          </table:table-cell>
          <table:table-cell table:formula="of:=[.I2]/[.H2]" office:value-type="float" office:value="2740.48920863309" calcext:value-type="float">
            <text:p>2740.48920863309</text:p>
          </table:table-cell>
          <table:table-cell table:formula="of:=[.T2]/[.G2]" office:value-type="float" office:value="249.135382603008" calcext:value-type="float">
            <text:p>249.135382603008</text:p>
          </table:table-cell>
          <table:table-cell table:formula="of:=[.I2]/[.G2]" office:value-type="float" office:value="34629.8181818182" calcext:value-type="float">
            <text:p>34629.8181818182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style-name="ce1" office:value-type="string" calcext:value-type="string">
            <text:p>047000</text:p>
          </table:table-cell>
          <table:table-cell/>
          <table:table-cell table:formula="of:=HEX2DEC([.A3])" office:value-type="float" office:value="0" calcext:value-type="float">
            <text:p>0</text:p>
          </table:table-cell>
          <table:table-cell table:formula="of:=HEX2DEC([.B3])" office:value-type="float" office:value="8" calcext:value-type="float">
            <text:p>8</text:p>
          </table:table-cell>
          <table:table-cell table:formula="of:=HEX2DEC([.C3])" office:value-type="float" office:value="192" calcext:value-type="float">
            <text:p>192</text:p>
          </table:table-cell>
          <table:table-cell table:formula="of:=HEX2DEC([.D3])" office:value-type="float" office:value="290816" calcext:value-type="float">
            <text:p>290816</text:p>
          </table:table-cell>
          <table:table-cell/>
          <table:table-cell table:formula="of:=([.G3]*[.H3])*([.G3]*[.H3])*32" office:value-type="float" office:value="75497472" calcext:value-type="float">
            <text:p>75497472</text:p>
          </table:table-cell>
          <table:table-cell/>
          <table:table-cell table:formula="of:=[.G3]*[.H3]" office:value-type="float" office:value="1536" calcext:value-type="float">
            <text:p>1536</text:p>
          </table:table-cell>
          <table:table-cell table:formula="of:=[.M3]*[.M3]" office:value-type="float" office:value="2359296" calcext:value-type="float">
            <text:p>2359296</text:p>
          </table:table-cell>
          <table:table-cell table:formula="of:=[.N3]/[.I3]" office:value-type="float" office:value="8.11267605633803" calcext:value-type="float">
            <text:p>8.11267605633803</text:p>
          </table:table-cell>
          <table:table-cell table:formula="of:=POWER(2;[.H3])" office:value-type="float" office:value="6.27710173538668E+057" calcext:value-type="float">
            <text:p>6.27710173538668E+057</text:p>
          </table:table-cell>
          <table:table-cell/>
          <table:table-cell table:formula="of:=&quot;a+b*&quot;&amp;[.G3]&amp;&quot;+c*&quot;&amp;[.H3]&amp;&quot;+d*&quot;&amp;[.G3]&amp;&quot;*&quot;&amp;[.H3]&amp;&quot;=&quot;&amp;[.K3]&amp;&quot;,&quot;" office:value-type="string" office:string-value="a+b*8+c*192+d*8*192=75497472," calcext:value-type="string">
            <text:p>a+b*8+c*192+d*8*192=75497472,</text:p>
          </table:table-cell>
          <table:table-cell office:value-type="string" calcext:value-type="string">
            <text:p><text:s/></text:p>
          </table:table-cell>
          <table:table-cell table:formula="of:=[.I3]/[.H3]" office:value-type="float" office:value="1514.66666666667" calcext:value-type="float">
            <text:p>1514.66666666667</text:p>
          </table:table-cell>
          <table:table-cell table:formula="of:=[.T3]/[.G3]" office:value-type="float" office:value="189.333333333333" calcext:value-type="float">
            <text:p>189.333333333333</text:p>
          </table:table-cell>
          <table:table-cell table:formula="of:=[.I3]/[.G3]" office:value-type="float" office:value="36352" calcext:value-type="float">
            <text:p>36352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E</text:p>
          </table:table-cell>
          <table:table-cell table:style-name="ce1" office:value-type="string" calcext:value-type="string">
            <text:p>014000</text:p>
          </table:table-cell>
          <table:table-cell/>
          <table:table-cell table:formula="of:=HEX2DEC([.A4])" office:value-type="float" office:value="0" calcext:value-type="float">
            <text:p>0</text:p>
          </table:table-cell>
          <table:table-cell table:formula="of:=HEX2DEC([.B4])" office:value-type="float" office:value="2" calcext:value-type="float">
            <text:p>2</text:p>
          </table:table-cell>
          <table:table-cell table:formula="of:=HEX2DEC([.C4])" office:value-type="float" office:value="110" calcext:value-type="float">
            <text:p>110</text:p>
          </table:table-cell>
          <table:table-cell table:formula="of:=HEX2DEC([.D4])" office:value-type="float" office:value="81920" calcext:value-type="float">
            <text:p>81920</text:p>
          </table:table-cell>
          <table:table-cell/>
          <table:table-cell table:formula="of:=([.G4]*[.H4])*([.G4]*[.H4])*32" office:value-type="float" office:value="1548800" calcext:value-type="float">
            <text:p>1548800</text:p>
          </table:table-cell>
          <table:table-cell/>
          <table:table-cell table:formula="of:=[.G4]*[.H4]" office:value-type="float" office:value="220" calcext:value-type="float">
            <text:p>220</text:p>
          </table:table-cell>
          <table:table-cell table:formula="of:=[.M4]*[.M4]" office:value-type="float" office:value="48400" calcext:value-type="float">
            <text:p>48400</text:p>
          </table:table-cell>
          <table:table-cell table:formula="of:=[.N4]/[.I4]" office:value-type="float" office:value="0.5908203125" calcext:value-type="float">
            <text:p>0.5908203125</text:p>
          </table:table-cell>
          <table:table-cell table:formula="of:=POWER(2;[.H4])" office:value-type="float" office:value="1.29807421463371E+033" calcext:value-type="float">
            <text:p>1.29807421463371E+033</text:p>
          </table:table-cell>
          <table:table-cell/>
          <table:table-cell table:formula="of:=&quot;a+b*&quot;&amp;[.G4]&amp;&quot;+c*&quot;&amp;[.H4]&amp;&quot;+d*&quot;&amp;[.G4]&amp;&quot;*&quot;&amp;[.H4]&amp;&quot;=&quot;&amp;[.K4]&amp;&quot;,&quot;" office:value-type="string" office:string-value="a+b*2+c*110+d*2*110=1548800," calcext:value-type="string">
            <text:p>a+b*2+c*110+d*2*110=1548800,</text:p>
          </table:table-cell>
          <table:table-cell office:value-type="string" calcext:value-type="string">
            <text:p><text:s/></text:p>
          </table:table-cell>
          <table:table-cell table:formula="of:=[.I4]/[.H4]" office:value-type="float" office:value="744.727272727273" calcext:value-type="float">
            <text:p>744.727272727273</text:p>
          </table:table-cell>
          <table:table-cell table:formula="of:=[.T4]/[.G4]" office:value-type="float" office:value="372.363636363636" calcext:value-type="float">
            <text:p>372.363636363636</text:p>
          </table:table-cell>
          <table:table-cell table:formula="of:=[.I4]/[.G4]" office:value-type="float" office:value="40960" calcext:value-type="float">
            <text:p>40960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0f000</text:p>
          </table:table-cell>
          <table:table-cell/>
          <table:table-cell table:formula="of:=HEX2DEC([.A5])" office:value-type="float" office:value="0" calcext:value-type="float">
            <text:p>0</text:p>
          </table:table-cell>
          <table:table-cell table:formula="of:=HEX2DEC([.B5])" office:value-type="float" office:value="1" calcext:value-type="float">
            <text:p>1</text:p>
          </table:table-cell>
          <table:table-cell table:formula="of:=HEX2DEC([.C5])" office:value-type="float" office:value="220" calcext:value-type="float">
            <text:p>220</text:p>
          </table:table-cell>
          <table:table-cell table:formula="of:=HEX2DEC([.D5])" office:value-type="float" office:value="61440" calcext:value-type="float">
            <text:p>61440</text:p>
          </table:table-cell>
          <table:table-cell/>
          <table:table-cell table:formula="of:=([.G5]*[.H5])*([.G5]*[.H5])*32" office:value-type="float" office:value="1548800" calcext:value-type="float">
            <text:p>1548800</text:p>
          </table:table-cell>
          <table:table-cell/>
          <table:table-cell table:formula="of:=[.G5]*[.H5]" office:value-type="float" office:value="220" calcext:value-type="float">
            <text:p>220</text:p>
          </table:table-cell>
          <table:table-cell table:formula="of:=[.M5]*[.M5]" office:value-type="float" office:value="48400" calcext:value-type="float">
            <text:p>48400</text:p>
          </table:table-cell>
          <table:table-cell table:formula="of:=[.N5]/[.I5]" office:value-type="float" office:value="0.787760416666667" calcext:value-type="float">
            <text:p>0.787760416666667</text:p>
          </table:table-cell>
          <table:table-cell table:formula="of:=POWER(2;[.H5])" office:value-type="float" office:value="1.68499666669692E+066" calcext:value-type="float">
            <text:p>1.68499666669692E+066</text:p>
          </table:table-cell>
          <table:table-cell/>
          <table:table-cell table:formula="of:=&quot;a+b*&quot;&amp;[.G5]&amp;&quot;+c*&quot;&amp;[.H5]&amp;&quot;+d*&quot;&amp;[.G5]&amp;&quot;*&quot;&amp;[.H5]&amp;&quot;=&quot;&amp;[.K5]&amp;&quot;,&quot;" office:value-type="string" office:string-value="a+b*1+c*220+d*1*220=1548800," calcext:value-type="string">
            <text:p>a+b*1+c*220+d*1*220=1548800,</text:p>
          </table:table-cell>
          <table:table-cell office:value-type="string" calcext:value-type="string">
            <text:p><text:s/></text:p>
          </table:table-cell>
          <table:table-cell table:formula="of:=[.I5]/[.H5]" office:value-type="float" office:value="279.272727272727" calcext:value-type="float">
            <text:p>279.272727272727</text:p>
          </table:table-cell>
          <table:table-cell table:formula="of:=[.T5]/[.G5]" office:value-type="float" office:value="279.272727272727" calcext:value-type="float">
            <text:p>279.272727272727</text:p>
          </table:table-cell>
          <table:table-cell table:formula="of:=[.I5]/[.G5]" office:value-type="float" office:value="61440" calcext:value-type="float">
            <text:p>614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Alder</meta:initial-creator>
    <meta:creation-date>2025-07-01T21:52:17.771040101</meta:creation-date>
    <dc:date>2025-07-01T23:34:56.155901322</dc:date>
    <dc:creator>Daniel Alder</dc:creator>
    <meta:editing-duration>PT44M10S</meta:editing-duration>
    <meta:editing-cycles>2</meta:editing-cycles>
    <meta:generator>LibreOffice/24.2.7.2$Linux_X86_64 LibreOffice_project/420$Build-2</meta:generator>
    <meta:document-statistic meta:table-count="1" meta:cell-count="76" meta:object-count="0"/>
  </office:meta>
</office:document-meta>
</file>